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3.4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887493267655373" calcext:value-type="float">
            <text:p>0.088749326765537</text:p>
          </table:table-cell>
          <table:table-cell office:value-type="float" office:value="0.870041608810425" calcext:value-type="float">
            <text:p>0.870041608810425</text:p>
          </table:table-cell>
          <table:table-cell office:value-type="float" office:value="0.709051728248596" calcext:value-type="float">
            <text:p>0.709051728248596</text:p>
          </table:table-cell>
          <table:table-cell office:value-type="float" office:value="0.801987648010254" calcext:value-type="float">
            <text:p>0.801987648010254</text:p>
          </table:table-cell>
          <table:table-cell office:value-type="float" office:value="4277" calcext:value-type="float">
            <text:p>4277</text:p>
          </table:table-cell>
          <table:table-cell office:value-type="float" office:value="14542" calcext:value-type="float">
            <text:p>14542</text:p>
          </table:table-cell>
          <table:table-cell office:value-type="float" office:value="1755" calcext:value-type="float">
            <text:p>1755</text:p>
          </table:table-cell>
          <table:table-cell office:value-type="float" office:value="1056" calcext:value-type="float">
            <text:p>1056</text:p>
          </table:table-cell>
          <table:table-cell office:value-type="float" office:value="2056" calcext:value-type="float">
            <text:p>2056</text:p>
          </table:table-cell>
          <table:table-cell office:value-type="float" office:value="148.306712627411" calcext:value-type="float">
            <text:p>148.306712627411</text:p>
          </table:table-cell>
          <table:table-cell office:value-type="string" calcext:value-type="string">
            <text:p>10_A_exp8</text:p>
          </table:table-cell>
          <table:table-cell office:value-type="string" calcext:value-type="string">
            <text:p>10_A.v1.l0.ds0.l_combo0.ds_combo1.idays30.odays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75990436971188" calcext:value-type="float">
            <text:p>0.047599043697119</text:p>
          </table:table-cell>
          <table:table-cell office:value-type="float" office:value="0.938888907432556" calcext:value-type="float">
            <text:p>0.938888907432556</text:p>
          </table:table-cell>
          <table:table-cell office:value-type="float" office:value="0.827692329883575" calcext:value-type="float">
            <text:p>0.827692329883575</text:p>
          </table:table-cell>
          <table:table-cell office:value-type="float" office:value="0.877650916576386" calcext:value-type="float">
            <text:p>0.877650916576386</text:p>
          </table:table-cell>
          <table:table-cell office:value-type="float" office:value="538" calcext:value-type="float">
            <text:p>538</text:p>
          </table:table-cell>
          <table:table-cell office:value-type="float" office:value="2335" calcext:value-type="float">
            <text:p>2335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2032" calcext:value-type="float">
            <text:p>2032</text:p>
          </table:table-cell>
          <table:table-cell table:style-name="ce1" office:value-type="float" office:value="41.1802253723145" calcext:value-type="float">
            <text:p>41.1802253723145</text:p>
          </table:table-cell>
          <table:table-cell table:style-name="ce1" office:value-type="string" calcext:value-type="string">
            <text:p>10_A_exp64</text:p>
          </table:table-cell>
          <table:table-cell table:style-name="ce1" office:value-type="string" calcext:value-type="string">
            <text:p>10_A.v1.l0.ds0.l_combo0.ds_combo1.idays60.odays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789668709039688" calcext:value-type="float">
            <text:p>0.078966870903969</text:p>
          </table:table-cell>
          <table:table-cell office:value-type="float" office:value="0.885808110237122" calcext:value-type="float">
            <text:p>0.885808110237122</text:p>
          </table:table-cell>
          <table:table-cell office:value-type="float" office:value="0.731996774673462" calcext:value-type="float">
            <text:p>0.731996774673462</text:p>
          </table:table-cell>
          <table:table-cell office:value-type="float" office:value="0.856767416000366" calcext:value-type="float">
            <text:p>0.856767416000366</text:p>
          </table:table-cell>
          <table:table-cell office:value-type="float" office:value="4564" calcext:value-type="float">
            <text:p>4564</text:p>
          </table:table-cell>
          <table:table-cell office:value-type="float" office:value="14317" calcext:value-type="float">
            <text:p>14317</text:p>
          </table:table-cell>
          <table:table-cell office:value-type="float" office:value="1671" calcext:value-type="float">
            <text:p>1671</text:p>
          </table:table-cell>
          <table:table-cell office:value-type="float" office:value="763" calcext:value-type="float">
            <text:p>763</text:p>
          </table:table-cell>
          <table:table-cell office:value-type="float" office:value="2026" calcext:value-type="float">
            <text:p>2026</text:p>
          </table:table-cell>
          <table:table-cell office:value-type="float" office:value="149.912021636963" calcext:value-type="float">
            <text:p>149.912021636963</text:p>
          </table:table-cell>
          <table:table-cell office:value-type="string" calcext:value-type="string">
            <text:p>10_G_exp8</text:p>
          </table:table-cell>
          <table:table-cell office:value-type="string" calcext:value-type="string">
            <text:p>10_G.v1.l0.ds0.l_combo0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60768826305866" calcext:value-type="float">
            <text:p>0.046076882630587</text:p>
          </table:table-cell>
          <table:table-cell office:value-type="float" office:value="0.934313714504242" calcext:value-type="float">
            <text:p>0.934313714504242</text:p>
          </table:table-cell>
          <table:table-cell office:value-type="float" office:value="0.829234957695007" calcext:value-type="float">
            <text:p>0.829234957695007</text:p>
          </table:table-cell>
          <table:table-cell office:value-type="float" office:value="0.888726234436035" calcext:value-type="float">
            <text:p>0.888726234436035</text:p>
          </table:table-cell>
          <table:table-cell office:value-type="float" office:value="607" calcext:value-type="float">
            <text:p>607</text:p>
          </table:table-cell>
          <table:table-cell office:value-type="float" office:value="2252" calcext:value-type="float">
            <text:p>2252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032" calcext:value-type="float">
            <text:p>2032</text:p>
          </table:table-cell>
          <table:table-cell table:style-name="ce1" office:value-type="float" office:value="135.576218128204" calcext:value-type="float">
            <text:p>135.576218128204</text:p>
          </table:table-cell>
          <table:table-cell table:style-name="ce1" office:value-type="string" calcext:value-type="string">
            <text:p>10_N_exp8</text:p>
          </table:table-cell>
          <table:table-cell table:style-name="ce1" office:value-type="string" calcext:value-type="string">
            <text:p>10_N.v1.l0.ds0.l_combo0.ds_combo1.idays60.odays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730774253606796" calcext:value-type="float">
            <text:p>0.07307742536068</text:p>
          </table:table-cell>
          <table:table-cell office:value-type="float" office:value="0.895754158496857" calcext:value-type="float">
            <text:p>0.895754158496857</text:p>
          </table:table-cell>
          <table:table-cell office:value-type="float" office:value="0.772339642047882" calcext:value-type="float">
            <text:p>0.772339642047882</text:p>
          </table:table-cell>
          <table:table-cell office:value-type="float" office:value="0.807364344596863" calcext:value-type="float">
            <text:p>0.807364344596863</text:p>
          </table:table-cell>
          <table:table-cell office:value-type="float" office:value="4166" calcext:value-type="float">
            <text:p>4166</text:p>
          </table:table-cell>
          <table:table-cell office:value-type="float" office:value="14927" calcext:value-type="float">
            <text:p>14927</text:p>
          </table:table-cell>
          <table:table-cell office:value-type="float" office:value="1228" calcext:value-type="float">
            <text:p>1228</text:p>
          </table:table-cell>
          <table:table-cell office:value-type="float" office:value="994" calcext:value-type="float">
            <text:p>994</text:p>
          </table:table-cell>
          <table:table-cell office:value-type="float" office:value="2026" calcext:value-type="float">
            <text:p>2026</text:p>
          </table:table-cell>
          <table:table-cell office:value-type="float" office:value="124.008621692658" calcext:value-type="float">
            <text:p>124.008621692658</text:p>
          </table:table-cell>
          <table:table-cell office:value-type="string" calcext:value-type="string">
            <text:p>10_Y_exp32</text:p>
          </table:table-cell>
          <table:table-cell office:value-type="string" calcext:value-type="string">
            <text:p>10_Y.v1.l0.ds0.l_combo0.ds_combo1.idays60.odays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377738662064076" calcext:value-type="float">
            <text:p>0.037773866206408</text:p>
          </table:table-cell>
          <table:table-cell office:value-type="float" office:value="0.94815856218338" calcext:value-type="float">
            <text:p>0.94815856218338</text:p>
          </table:table-cell>
          <table:table-cell office:value-type="float" office:value="0.859318733215332" calcext:value-type="float">
            <text:p>0.859318733215332</text:p>
          </table:table-cell>
          <table:table-cell office:value-type="float" office:value="0.838648676872253" calcext:value-type="float">
            <text:p>0.838648676872253</text:p>
          </table:table-cell>
          <table:table-cell office:value-type="float" office:value="3103" calcext:value-type="float">
            <text:p>3103</text:p>
          </table:table-cell>
          <table:table-cell office:value-type="float" office:value="17107" calcext:value-type="float">
            <text:p>17107</text:p>
          </table:table-cell>
          <table:table-cell office:value-type="float" office:value="508" calcext:value-type="float">
            <text:p>508</text:p>
          </table:table-cell>
          <table:table-cell office:value-type="float" office:value="597" calcext:value-type="float">
            <text:p>597</text:p>
          </table:table-cell>
          <table:table-cell office:value-type="float" office:value="2026" calcext:value-type="float">
            <text:p>2026</text:p>
          </table:table-cell>
          <table:table-cell table:style-name="ce1" office:value-type="float" office:value="150.181149721146" calcext:value-type="float">
            <text:p>150.181149721146</text:p>
          </table:table-cell>
          <table:table-cell table:style-name="ce1" office:value-type="string" calcext:value-type="string">
            <text:p>10_W_exp64</text:p>
          </table:table-cell>
          <table:table-cell table:style-name="ce1" office:value-type="string" calcext:value-type="string">
            <text:p>10_W.v1.l0.ds0.l_combo0.ds_combo1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58698508143425" calcext:value-type="float">
            <text:p>0.075869850814343</text:p>
          </table:table-cell>
          <table:table-cell office:value-type="float" office:value="0.887254893779754" calcext:value-type="float">
            <text:p>0.887254893779754</text:p>
          </table:table-cell>
          <table:table-cell office:value-type="float" office:value="0.721167862415314" calcext:value-type="float">
            <text:p>0.721167862415314</text:p>
          </table:table-cell>
          <table:table-cell office:value-type="float" office:value="0.762345671653748" calcext:value-type="float">
            <text:p>0.762345671653748</text:p>
          </table:table-cell>
          <table:table-cell office:value-type="float" office:value="494" calcext:value-type="float">
            <text:p>494</text:p>
          </table:table-cell>
          <table:table-cell office:value-type="float" office:value="2221" calcext:value-type="float">
            <text:p>2221</text:p>
          </table:table-cell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2032" calcext:value-type="float">
            <text:p>2032</text:p>
          </table:table-cell>
          <table:table-cell office:value-type="float" office:value="77.0330939292908" calcext:value-type="float">
            <text:p>77.0330939292908</text:p>
          </table:table-cell>
          <table:table-cell office:value-type="string" calcext:value-type="string">
            <text:p>10_AD_exp32</text:p>
          </table:table-cell>
          <table:table-cell office:value-type="string" calcext:value-type="string">
            <text:p>10_AD.v1.l0.ds0.l_combo0.ds_combo1.idays60.odays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6700070798397" calcext:value-type="float">
            <text:p>0.04967000707984</text:p>
          </table:table-cell>
          <table:table-cell office:value-type="float" office:value="0.931078910827637" calcext:value-type="float">
            <text:p>0.931078910827637</text:p>
          </table:table-cell>
          <table:table-cell office:value-type="float" office:value="0.78810977935791" calcext:value-type="float">
            <text:p>0.78810977935791</text:p>
          </table:table-cell>
          <table:table-cell office:value-type="float" office:value="0.873310804367065" calcext:value-type="float">
            <text:p>0.873310804367065</text:p>
          </table:table-cell>
          <table:table-cell office:value-type="float" office:value="517" calcext:value-type="float">
            <text:p>517</text:p>
          </table:table-cell>
          <table:table-cell office:value-type="float" office:value="2374" calcext:value-type="float">
            <text:p>2374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2062" calcext:value-type="float">
            <text:p>2062</text:p>
          </table:table-cell>
          <table:table-cell table:style-name="ce1" office:value-type="float" office:value="81.6084365844727" calcext:value-type="float">
            <text:p>81.6084365844727</text:p>
          </table:table-cell>
          <table:table-cell table:style-name="ce1" office:value-type="string" calcext:value-type="string">
            <text:p>10_AD_exp32</text:p>
          </table:table-cell>
          <table:table-cell table:style-name="ce1" office:value-type="string" calcext:value-type="string">
            <text:p>10_AD.v1.l0.ds0.l_combo0.ds_combo1.idays30.odays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6:03:55.119571026</dc:date>
    <meta:editing-duration>PT5M22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